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9ff33" draw:textarea-horizontal-align="justify" draw:textarea-vertical-align="middle" draw:auto-grow-height="false" fo:min-height="4.83cm" fo:min-width="4.58cm"/>
    </style:style>
    <style:style style:name="gr2" style:family="graphic" style:parent-style-name="standard">
      <style:graphic-properties draw:fill-color="#ff3300" draw:textarea-horizontal-align="justify" draw:textarea-vertical-align="middle" draw:auto-grow-height="false" fo:min-height="4.83cm" fo:min-width="4.58cm"/>
    </style:style>
    <style:style style:name="gr3" style:family="graphic" style:parent-style-name="standard">
      <style:graphic-properties draw:fill-color="#ff3300" draw:textarea-horizontal-align="justify" draw:textarea-vertical-align="middle" draw:auto-grow-height="false" fo:min-height="4.576cm" fo:min-width="5.08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6.1cm" fo:min-width="5.8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b2b2b2" draw:fill-color="#999999" draw:textarea-horizontal-align="justify" draw:textarea-vertical-align="middle" draw:auto-grow-height="false" fo:min-height="0.29cm" fo:min-width="0.04cm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4.83cm" fo:min-width="4.58cm"/>
    </style:style>
    <style:style style:name="gr8" style:family="graphic" style:parent-style-name="standard">
      <style:graphic-properties draw:fill-color="#66ffff" draw:textarea-horizontal-align="justify" draw:textarea-vertical-align="middle" draw:auto-grow-height="false" fo:min-height="4.83cm" fo:min-width="4.58cm"/>
    </style:style>
    <style:style style:name="gr9" style:family="graphic" style:parent-style-name="standard">
      <style:graphic-properties draw:fill-color="#ff9900" draw:textarea-horizontal-align="justify" draw:textarea-vertical-align="middle" draw:auto-grow-height="false" fo:min-height="4.83cm" fo:min-width="4.58cm"/>
    </style:style>
    <style:style style:name="gr10" style:family="graphic" style:parent-style-name="standard">
      <style:graphic-properties draw:fill-color="#3399ff" draw:textarea-horizontal-align="justify" draw:textarea-vertical-align="middle" draw:auto-grow-height="false" fo:min-height="4.83cm" fo:min-width="4.58cm"/>
    </style:style>
    <style:style style:name="gr11" style:family="graphic" style:parent-style-name="standard">
      <style:graphic-properties draw:fill-color="#99ffff" draw:textarea-horizontal-align="justify" draw:textarea-vertical-align="middle" draw:auto-grow-height="false" fo:min-height="4.83cm" fo:min-width="4.58cm"/>
    </style:style>
    <style:style style:name="gr12" style:family="graphic" style:parent-style-name="standard">
      <style:graphic-properties draw:fill-color="#ff99ff" draw:textarea-horizontal-align="justify" draw:textarea-vertical-align="middle" draw:auto-grow-height="false" fo:min-height="4.83cm" fo:min-width="4.58cm"/>
    </style:style>
    <style:style style:name="gr13" style:family="graphic" style:parent-style-name="standard">
      <style:graphic-properties svg:stroke-width="0.106cm" draw:marker-start-width="0.359cm" draw:marker-end-width="0.359cm" draw:textarea-vertical-align="middle" draw:auto-grow-height="false" fo:min-height="4.741cm" fo:min-width="4.127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draw:marker-start-width="0.359cm" draw:marker-end-width="0.359cm" draw:textarea-vertical-align="middle" draw:auto-grow-height="false" fo:min-height="4.739cm" fo:min-width="4.126cm" fo:padding-top="0.178cm" fo:padding-bottom="0.178cm" fo:padding-left="0.303cm" fo:padding-right="0.303cm"/>
    </style:style>
    <style:style style:name="gr15" style:family="graphic" style:parent-style-name="standard">
      <style:graphic-properties draw:fill-color="#cc9900" draw:textarea-horizontal-align="justify" draw:textarea-vertical-align="middle" draw:auto-grow-height="false" fo:min-height="4.83cm" fo:min-width="4.58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99ff33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3300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-color="#ffffff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-color="#ffff00"/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-color="#66ffff"/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-color="#ff9900"/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-color="#3399ff"/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11" style:family="paragraph">
      <loext:graphic-properties draw:fill-color="#99ffff"/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12" style:family="paragraph">
      <loext:graphic-properties draw:fill-color="#ff99ff"/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-color="#cc9900"/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-color="#ffffff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08cm" svg:height="5.08cm" svg:x="1.778cm" svg:y="1.778cm">
          <text:p text:style-name="P1"><text:span text:style-name="T1">MANUA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08cm" svg:x="7.112cm" svg:y="0.508cm">
          <text:p text:style-name="P1"><text:span text:style-name="T2">HOL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88cm" svg:height="4.826cm" svg:x="7.874cm" svg:y="6.096cm">
          <text:p text:style-name="P1"><text:span text:style-name="T2">HOL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35cm" svg:height="6.35cm" svg:x="1.016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.016cm" svg:y1="10.822cm" svg:x2="7.366cm" svg:y2="10.822cm">
          <text:p/>
        </draw:line>
        <draw:line draw:style-name="gr5" draw:text-style-name="P5" draw:layer="layout" svg:x1="4.218cm" svg:y1="7.62cm" svg:x2="4.218cm" svg:y2="13.97cm">
          <text:p/>
        </draw:line>
        <draw:line draw:style-name="gr5" draw:text-style-name="P5" draw:layer="layout" svg:x1="1.016cm" svg:y1="13.97cm" svg:x2="7.366cm" svg:y2="7.62cm">
          <text:p/>
        </draw:line>
        <draw:line draw:style-name="gr5" draw:text-style-name="P5" draw:layer="layout" svg:x1="7.307cm" svg:y1="13.97cm" svg:x2="1.016cm" svg:y2="7.62cm">
          <text:p/>
        </draw:line>
        <draw:custom-shape draw:style-name="gr6" draw:text-style-name="P6" draw:layer="layout" svg:width="0.762cm" svg:height="0.762cm" svg:x="3.905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5.08cm" svg:height="5.08cm" svg:x="16.002cm" svg:y="1.016cm">
          <text:p text:style-name="P1"><text:span text:style-name="T3">TURN</text:span></text:p>
          <text:p text:style-name="P1"><text:span text:style-name="T3">LEFT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08cm" svg:height="5.08cm" svg:x="21.844cm" svg:y="1.016cm">
          <text:p text:style-name="P1"><text:span text:style-name="T3">TURN</text:span></text:p>
          <text:p text:style-name="P1"><text:span text:style-name="T3">RIGHT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08cm" svg:height="5.08cm" svg:x="21.336cm" svg:y="7.366cm">
          <text:p text:style-name="P1"><text:span text:style-name="T3">TURN</text:span></text:p>
          <text:p text:style-name="P1"><text:span text:style-name="T3">RIGHT</text:span></text:p>
          <text:p text:style-name="P1"><text:span text:style-name="T3">+9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5.08cm" svg:x="16.002cm" svg:y="7.366cm">
          <text:p text:style-name="P1"><text:span text:style-name="T3">TURN</text:span></text:p>
          <text:p text:style-name="P1"><text:span text:style-name="T3">RIGHT</text:span></text:p>
          <text:p text:style-name="P1"><text:span text:style-name="T3">+45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08cm" svg:height="5.08cm" svg:x="21.336cm" svg:y="12.7cm">
          <text:p text:style-name="P1"><text:span text:style-name="T3">TURN</text:span></text:p>
          <text:p text:style-name="P1"><text:span text:style-name="T3">LEFT</text:span></text:p>
          <text:p text:style-name="P1"><text:span text:style-name="T3">-90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.08cm" svg:height="5.08cm" svg:x="16.002cm" svg:y="12.7cm">
          <text:p text:style-name="P1"><text:span text:style-name="T3">TURN</text:span></text:p>
          <text:p text:style-name="P1"><text:span text:style-name="T3">LEFT</text:span></text:p>
          <text:p text:style-name="P1"><text:span text:style-name="T3">-45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5.08cm" svg:height="5.08cm" svg:x="9.398cm" svg:y="12.7cm">
          <text:p text:style-name="P1"><text:span text:style-name="T3">TURN</text:span></text:p>
          <text:p text:style-name="P1"><text:span text:style-name="T3">180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732cm" svg:height="5.096cm" draw:transform="rotate (-1.27217049177867) translate (25.444cm 7.112cm)">
          <text:p/>
          <draw:enhanced-geometry svg:viewBox="0 0 21600 21600" draw:text-areas="0 0 21600 21600" draw:type="circular-arrow" draw:modifiers="138.585142302758 -28.7853360943839 9816.319833478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" draw:layer="layout" svg:width="4.732cm" svg:height="5.095cm" draw:transform="rotate (1.61093889959077) translate (16.246cm 17.632cm)">
          <text:p/>
          <draw:enhanced-geometry svg:viewBox="0 0 21600 21600" draw:text-areas="0 0 21600 21600" draw:mirror-vertical="true" draw:type="circular-arrow" draw:modifiers="138.585142302758 -28.7853360943839 9816.319833478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" draw:layer="layout" svg:width="4.732cm" svg:height="5.096cm" draw:transform="rotate (-1.27217049177867) translate (20.11cm 6.932cm)">
          <text:p/>
          <draw:enhanced-geometry svg:viewBox="0 0 21600 21600" draw:text-areas="0 0 21600 21600" draw:type="circular-arrow" draw:modifiers="138.585142302758 -28.7853360943839 9816.319833478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1" draw:layer="layout" svg:width="4.732cm" svg:height="5.095cm" draw:transform="rotate (1.61093889959077) translate (21.526cm 17.632cm)">
          <text:p/>
          <draw:enhanced-geometry svg:viewBox="0 0 21600 21600" draw:text-areas="0 0 21600 21600" draw:mirror-vertical="true" draw:type="circular-arrow" draw:modifiers="138.585142302758 -28.7853360943839 9816.319833478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5.08cm" svg:height="5.08cm" svg:x="1.524cm" svg:y="14.732cm">
          <text:p text:style-name="P1"><text:span text:style-name="T3">ARM</text:span></text:p>
          <text:p text:style-name="P1"><text:span text:style-name="T3">DISA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4T12:51:47.109109048</meta:creation-date>
    <meta:editing-duration>PT54M45S</meta:editing-duration>
    <meta:editing-cycles>3</meta:editing-cycles>
    <meta:generator>LibreOffice/5.1.6.2$Linux_X86_64 LibreOffice_project/10m0$Build-2</meta:generator>
    <dc:date>2020-10-14T13:57:01.372029347</dc:date>
    <meta:document-statistic meta:object-count="44"/>
  </office:meta>
</office:document-meta>
</file>